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Basic/script-lc.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Utilities.xml" manifest:media-type="text/xml"/>
  <manifest:file-entry manifest:full-path="Basic/ConfigTool/M1f.xml" manifest:media-type="text/xml"/>
  <manifest:file-entry manifest:full-path="Basic/ConfigTool/M3a.xml" manifest:media-type="text/xml"/>
  <manifest:file-entry manifest:full-path="Basic/ConfigTool/M3e.xml" manifest:media-type="text/xml"/>
  <manifest:file-entry manifest:full-path="Basic/ConfigTool/_UItexts.xml" manifest:media-type="text/xml"/>
  <manifest:file-entry manifest:full-path="Basic/ConfigTool/M1b.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Module1.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Dialogs/dialog-lc.xml" manifest:media-type="text/xml"/>
  <manifest:file-entry manifest:full-path="Dialogs/ConfigTool/dialog-lb.xml" manifest:media-type="text/xml"/>
  <manifest:file-entry manifest:full-path="Dialogs/Standard/dialog-lb.xml" manifest:media-type="text/xml"/>
  <manifest:file-entry manifest:full-path="Pictures/20000330000061BA000021385DCB7EEBC64C1B46.svm" manifest:media-type=""/>
  <manifest:file-entry manifest:full-path="Pictures/1000020000000019000000181DEE473DABC74439.gif" manifest:media-type="image/gif"/>
  <manifest:file-entry manifest:full-path="Pictures/10000201000000190000002AED42D11085E88332.png" manifest:media-type="image/png"/>
  <manifest:file-entry manifest:full-path="Pictures/20000738000065A300003C908C069109F492DB71.svm" manifest:media-type=""/>
  <manifest:file-entry manifest:full-path="Pictures/10000201000000280000002B89EEE5C0FB269541.png" manifest:media-type="image/png"/>
  <manifest:file-entry manifest:full-path="Pictures/20000380000063AF00002714949A0899F62549E2.svm" manifest:media-type=""/>
  <manifest:file-entry manifest:full-path="Pictures/10000201000000210000002AB6E597AEDA841003.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Heading_20_3" style:master-page-name="">
      <style:paragraph-properties style:page-number="auto" fo:break-before="page"/>
    </style:style>
    <style:style style:name="P40" style:family="paragraph" style:parent-style-name="Heading_20_2" style:master-page-name="">
      <style:paragraph-properties style:page-number="auto" fo:break-before="page"/>
    </style:style>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Standard" style:list-style-name="L23"/>
    <style:style style:name="P45" style:family="paragraph" style:parent-style-name="Standard" style:list-style-name="L31"/>
    <style:style style:name="P46"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4"/>
    <style:style style:name="P70" style:family="paragraph" style:parent-style-name="Text_20_body" style:list-style-name="L25"/>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2"/>
    <style:style style:name="P77" style:family="paragraph" style:parent-style-name="Text_20_body" style:list-style-name="L33"/>
    <style:style style:name="P78" style:family="paragraph" style:parent-style-name="Text_20_body" style:list-style-name="L20">
      <style:paragraph-properties fo:margin-left="1.251cm" fo:margin-right="0cm" fo:text-indent="0cm" style:auto-text-indent="false"/>
    </style:style>
    <style:style style:name="P79" style:family="paragraph" style:parent-style-name="Text_20_body" style:list-style-name="L25">
      <style:paragraph-properties fo:margin-left="1.251cm" fo:margin-right="0cm" fo:text-indent="0cm" style:auto-text-indent="false"/>
    </style:style>
    <style:style style:name="P80" style:family="paragraph" style:parent-style-name="Text_20_body" style:list-style-name="L31">
      <style:paragraph-properties fo:margin-left="2.205cm" fo:margin-right="0cm" fo:text-indent="0cm" style:auto-text-indent="fals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5"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Kinovar-L-0.0.4.oxt&#13;Update file created : Kinovar-L.update.xml&#13;&#13;12.01.2022 04:58:4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Extension : <text:file-name text:display="name">Kinovar</text:file-name></text:p>
      <text:p text:style-name="Standard"><draw:rect text:anchor-type="paragraph" draw:z-index="4"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039581171564648428"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0"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5473321385341516674" text:style-name="L2">
        <text:list-item>
          <text:p text:style-name="P48">Version 2.1.0 :</text:p>
        </text:list-item>
      </text:list>
      <text:list xml:id="list8451293336162812776" text:style-name="L3">
        <text:list-item>
          <text:p text:style-name="P49">An extension can define several toolbars (instead of only one).</text:p>
        </text:list-item>
        <text:list-item>
          <text:p text:style-name="P49">The list of Application contexts is revised, see chapter 3.5.</text:p>
        </text:list-item>
        <text:list-item>
          <text:p text:style-name="P49">The argument of <text:span text:style-name="InstructionMacro">beginMergeInstruction</text:span> becomes mandatory.</text:p>
        </text:list-item>
      </text:list>
      <text:list xml:id="list45844006213951" text:continue-list="list5473321385341516674" text:style-name="L2">
        <text:list-item>
          <text:p text:style-name="P48">Version 2.0.0 :</text:p>
        </text:list-item>
      </text:list>
      <text:list xml:id="list552089645206643606" text:style-name="L4">
        <text:list-item>
          <text:p text:style-name="P50">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0"><text:s/>As a consequence of above, block <text:span text:style-name="InstructionMacro">Dependencies</text:span> and instruction <text:span text:style-name="InstructionMacro">setOOoDependency</text:span> are suppressed.</text:p>
        </text:list-item>
        <text:list-item>
          <text:p text:style-name="P50">Arg3 of <text:span text:style-name="InstructionMacro">beginDescription</text:span> is no longer used.</text:p>
        </text:list-item>
        <text:list-item>
          <text:p text:style-name="P50">Syntax of Block <text:span text:style-name="InstructionMacro">UpdateInformation</text:span> and instruction <text:span text:style-name="InstructionMacro">setUpdateSource</text:span> have changed.</text:p>
        </text:list-item>
        <text:list-item>
          <text:p text:style-name="P50">Syntax of instruction <text:span text:style-name="InstructionMacro">setLicense</text:span> has changed.</text:p>
        </text:list-item>
        <text:list-item>
          <text:p text:style-name="P50">Some obsolete extension features are no longer supported. Compiled extensions now need OpenOffice.org version 2.4 or more recent (LibreOffice, Apache OpenOffice).</text:p>
        </text:list-item>
        <text:list-item>
          <text:p text:style-name="P50">Macros of this document are now published under Apache License version 2.0.</text:p>
        </text:list-item>
      </text:list>
      <text:list xml:id="list45845590582090" text:continue-list="list45844006213951" text:style-name="L2">
        <text:list-item>
          <text:p text:style-name="P48">Version 1.5.3 :</text:p>
        </text:list-item>
      </text:list>
      <text:list xml:id="list4396213311143742924" text:style-name="L5">
        <text:list-item>
          <text:p text:style-name="P51">Help pages containing an hyperlink to an OpenOffice.org help page : a macro provides now the address of the page. See explanations at <text:span text:style-name="T8">Page7 : Hyperlinks</text:span>.</text:p>
        </text:list-item>
        <text:list-item>
          <text:p text:style-name="P51">The license examples are purged from the directives for use which are not part of the license itself.</text:p>
        </text:list-item>
        <text:list-item>
          <text:p text:style-name="P51">Following OpenOffice.org changes, text «notes» are now called text «comments».</text:p>
        </text:list-item>
      </text:list>
      <text:list xml:id="list45844648255597" text:continue-list="list45845590582090" text:style-name="L2">
        <text:list-item>
          <text:p text:style-name="P48">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6333586528575454288" text:style-name="L6">
        <text:list-item>
          <text:p text:style-name="P52">Basic library Standard, Module1 : your instruction inside the Sub myExtension</text:p>
        </text:list-item>
        <text:list-item>
          <text:p text:style-name="P52">Localized tooltip texts</text:p>
        </text:list-item>
        <text:list-item>
          <text:p text:style-name="P52">Localized description texts</text:p>
        </text:list-item>
        <text:list-item>
          <text:p text:style-name="P52">Localized license texts</text:p>
        </text:list-item>
        <text:list-item>
          <text:p text:style-name="P52">Localized help text pages and trees</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1DEE473DABC74439.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Kinovar</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0"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39"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9"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5259540938392398047" text:style-name="L7">
        <text:list-item>
          <text:p text:style-name="P53">Description</text:p>
        </text:list-item>
        <text:list-item>
          <text:p text:style-name="P53">Annexes</text:p>
        </text:list-item>
        <text:list-item>
          <text:p text:style-name="P53">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7143634222687074970" text:style-name="L8">
        <text:list-item>
          <text:p text:style-name="P54">Script libraries (Basic, JavaScript, Python, etc) or Dialog libraries, or other non-component libraries,</text:p>
        </text:list-item>
        <text:list-item>
          <text:p text:style-name="P54">shared component libraries,</text:p>
        </text:list-item>
        <text:list-item>
          <text:p text:style-name="P54">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6921360965263584746" text:style-name="L9">
        <text:list-item>
          <text:p text:style-name="P55">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8354850728538668596" text:style-name="L10">
        <text:list-item text:start-value="1">
          <text:p text:style-name="P56">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6">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oft-page-break/><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text:soft-page-break/>used.</text:p>
      <text:list xml:id="list32154281" text:style-name="L9">
        <text:list-item text:start-value="1">
          <text:p text:style-name="P55">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39"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5426174987963208832" text:style-name="L11">
        <text:list-item>
          <text:p text:style-name="P57">A Feed file contains the internet addresses for one or more Update Information files (each for an extension).</text:p>
        </text:list-item>
        <text:list-item>
          <text:p text:style-name="P57">The Update Information File mainly contains dependency information about the new version, and :</text:p>
        </text:list-item>
      </text:list>
      <text:list xml:id="list3975854137185122855" text:style-name="L12">
        <text:list-item>
          <text:p text:style-name="P58">either the internet address to download the new version of the extension</text:p>
        </text:list-item>
        <text:list-item>
          <text:p text:style-name="P58">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793314716496073188" text:style-name="L13">
        <text:list-item text:start-value="1">
          <text:p text:style-name="P59">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9">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0"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8348830133408208682" text:style-name="L14">
        <text:list-item>
          <text:p text:style-name="P60">Arg1 : <text:span text:style-name="InstructionMacro">String</text:span> : mandatory : <text:span text:style-name="InstructionMacro">"File"</text:span> or <text:span text:style-name="InstructionMacro">"Schema"</text:span></text:p>
        </text:list-item>
        <text:list-item>
          <text:p text:style-name="P60">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797128911297097289" text:style-name="L15">
        <text:list-item>
          <text:p text:style-name="P61">Arg1 : <text:span text:style-name="InstructionMacro">String</text:span> : mandatory, type of control used for the button</text:p>
        </text:list-item>
      </text:list>
      <text:list xml:id="list4688357022437240051" text:style-name="L16">
        <text:list-item>
          <text:p text:style-name="P62">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04521643899904195" text:style-name="L17">
        <text:list-item>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50825894443534230" text:style-name="L18">
        <text:list-item text:start-value="1">
          <text:p text:style-name="P64">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4">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4">Arg1 : <text:span text:style-name="InstructionMacro">String</text:span> : mandatory ; URL path to an image file ; the path is relative to the extension folder.</text:p>
        </text:list-item>
        <text:list-item text:start-value="1">
          <text:p text:style-name="P64">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6483706770726426144" text:style-name="L19">
        <text:list-item>
          <text:p text:style-name="P65">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2192934210319732406" text:style-name="L20">
        <text:list-item>
          <text:p text:style-name="P66">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8">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8">if at installation, no license is appropriate for the locale, the first license is displayed.</text:p>
        </text:list-item>
        <text:list-item>
          <text:p text:style-name="P66">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5">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5">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5">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5">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756008333350180202" text:style-name="L21">
        <text:list-item>
          <text:p text:style-name="P67">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7"><text:soft-page-break/>Arg1 : <text:span text:style-name="InstructionMacro">String</text:span> : mandatory ; property name</text:p>
        </text:list-item>
        <text:list-item>
          <text:p text:style-name="P67">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publisher.</text:p>
        </text:list-item>
        <text:list-item>
          <text:p text:style-name="P63">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5496853743200624939" text:style-name="L22">
        <text:list-item>
          <text:p text:style-name="P68">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60866760960370479" text:style-name="L23">
        <text:list-item text:start-value="1">
          <text:p text:style-name="P44">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4">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9031642634372926095" text:style-name="L24">
        <text:list-item text:start-value="1">
          <text:p text:style-name="P69">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9">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5614482733353465097" text:style-name="L25">
        <text:list-item>
          <text:p text:style-name="P70">Arg1 : <text:span text:style-name="InstructionMacro">String</text:span> : how to find the update.xml file</text:p>
        </text:list-item>
        <text:list-item>
          <text:p text:style-name="P79"><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9"><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0">Arg2 : <text:span text:style-name="InstructionMacro">String</text:span> : how to find the oxt file</text:p>
        </text:list-item>
        <text:list-item>
          <text:p text:style-name="P79"><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9"><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5073859989123926354" text:style-name="L26">
        <text:list-item>
          <text:p text:style-name="P71">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1">Arg2 : <text:span text:style-name="InstructionMacro">String</text:span> : the library name (which is also the name of the folder containing the Basic library).</text:p>
        </text:list-item>
        <text:list-item>
          <text:p text:style-name="P71">Arg3 : <text:span text:style-name="InstructionMacro">String</text:span> : the name of the module containing the macro.</text:p>
        </text:list-item>
        <text:list-item>
          <text:p text:style-name="P71">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7280458421112944115" text:style-name="L27">
        <text:list-item>
          <text:p text:style-name="P72">Arg1 : <text:span text:style-name="InstructionMacro">String</text:span> : <text:span text:style-name="InstructionMacro">"BeanShell"</text:span></text:p>
        </text:list-item>
        <text:list-item>
          <text:p text:style-name="P72">Arg2 : <text:span text:style-name="InstructionMacro">String</text:span> : the library name (which is also the name of the folder containing the BeanShell library).</text:p>
        </text:list-item>
        <text:list-item>
          <text:p text:style-name="P72"><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7179916595586430235" text:style-name="L28">
        <text:list-item>
          <text:p text:style-name="P73">Arg1 : <text:span text:style-name="InstructionMacro">String</text:span> : <text:span text:style-name="InstructionMacro">"JavaScript"</text:span></text:p>
        </text:list-item>
        <text:list-item>
          <text:p text:style-name="P73">Arg2 : <text:span text:style-name="InstructionMacro">String</text:span> : the library name (which is also the name of the folder containing the JavaScript library).</text:p>
        </text:list-item>
        <text:list-item>
          <text:p text:style-name="P73">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8961055738176276036" text:style-name="L29">
        <text:list-item>
          <text:p text:style-name="P74">Arg1 : <text:span text:style-name="InstructionMacro">String</text:span> : <text:span text:style-name="InstructionMacro">"Java"</text:span></text:p>
        </text:list-item>
        <text:list-item>
          <text:p text:style-name="P74">Arg2 : <text:span text:style-name="InstructionMacro">String</text:span> : the library name (which is also the name of the folder containing the Java library).</text:p>
        </text:list-item>
        <text:list-item>
          <text:p text:style-name="P74">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4">Arg1 : <text:span text:style-name="InstructionMacro">String</text:span> : <text:span text:style-name="InstructionMacro">"Python"</text:span></text:p>
        </text:list-item>
        <text:list-item>
          <text:p text:style-name="P74">Arg2 : <text:span text:style-name="InstructionMacro">String</text:span> : the path to the Python file, relative to the extension folder</text:p>
        </text:list-item>
        <text:list-item>
          <text:p text:style-name="P74">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585532651278934773" text:style-name="L30">
        <text:list-item>
          <text:p text:style-name="P75">Arg1 : <text:span text:style-name="InstructionMacro">String</text:span> : ""</text:p>
        </text:list-item>
        <text:list-item>
          <text:p text:style-name="P75">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5635637533941300227" text:style-name="L31">
        <text:list-item text:start-value="1">
          <text:p text:style-name="P45">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5">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5">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5">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0"><text:span text:style-name="InstructionMacro">"Basic"</text:span> : folder containing the Basic Library (code and dialog modules)</text:p>
        </text:list-item>
        <text:list-item>
          <text:p text:style-name="P80"><text:span text:style-name="InstructionMacro">"Dialog"</text:span> : folder containing the Dialog Library (dialog modules only)</text:p>
        </text:list-item>
        <text:list-item>
          <text:p text:style-name="P80"><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0"><text:span text:style-name="InstructionMacro">"Python"</text:span> : folder containing the python file(s) containing the script(s)</text:p>
        </text:list-item>
        <text:list-item>
          <text:p text:style-name="P80"><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047374121191280107" text:style-name="L32">
        <text:list-item>
          <text:p text:style-name="P76">first create the library in My Macros with the user interface, and test your routines ;</text:p>
        </text:list-item>
        <text:list-item>
          <text:p text:style-name="P76">copy the folder that OOo created from your <text:span text:style-name="InstructionMacro">user/</text:span> folder to your extension folder ; for Basic, use the « Export as Basic library » facility</text:p>
        </text:list-item>
        <text:list-item>
          <text:p text:style-name="P76">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4">Arg1 : <text:span text:style-name="InstructionMacro">String</text:span> : begins with <text:span text:style-name="InstructionMacro">"media-type="</text:span> followed by the complete media type string</text:p>
        </text:list-item>
        <text:list-item>
          <text:p text:style-name="P74">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Kinovar</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n example of an extension using several features.</text:p>
      <text:p text:style-name="descrText">Displays in english or french languages.</text:p>
      <text:p text:style-name="descrText"><text:soft-page-break/>Copyright (c) 2009 Bernard Marcelly</text:p>
      <text:p text:style-name="descrLang"><text:bookmark-start text:name="__RefHeading__78156_325084090"/>Description fr<text:bookmark-end text:name="__RefHeading__78156_325084090"/></text:p>
      <text:p text:style-name="descrText">Un exemple d’extension utilisant plusieurs facilités.</text:p>
      <text:p text:style-name="descrText">Affiche en anglais et en français.</text:p>
      <text:p text:style-name="descrText">Copyright (c) 2009 Bernard Marcelly</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629454477510181067" text:style-name="L33">
        <text:list-item>
          <text:p text:style-name="P77">Create a Writer file containing the licenses (possibly in several languages). You can of course have a Table of Contents and use formatting. </text:p>
        </text:list-item>
        <text:list-item>
          <text:p text:style-name="P77">In order to provide a read-only text, convert the Writer file to PDF and store the PDF in the folder dedicated to your extension. </text:p>
        </text:list-item>
        <text:list-item>
          <text:p text:style-name="P77">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449068900963727056"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35471634899668864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861271834662319884"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584454959422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74161001880415255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4850583449457198827"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5594388069802669629"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text:soft-page-break/>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text:soft-page-break/>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text:soft-page-break/>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text:soft-page-break/>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text:soft-page-break/>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5844537884501" text:continue-list="list4449068900963727056"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45844312440342" text:continue-list="list4584454959422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dc:date><text:p text:style-name="P82"><text:span text:style-name="T24">image</text:span></text:p><text:p text:style-name="P82"><text:span text:style-name="T24">Images/Help/dontfeedtrolls.gif</text:span></text:p><text:p text:style-name="P82"><text:span text:style-name="T24">icon</text:span></text:p><text:p text:style-name="P82"><text:span text:style-name="T24"/></text:p></office:annotation> within a text.</text:p>
      <text:p text:style-name="hlp_5f_paragraph"><text:line-break/><text:line-break/><text:soft-page-break/>Now a bigger image in a blank line.</text:p>
      <text:p text:style-name="hlp_5f_paragraph"><office:annotation><dc:creator>Bernard Marcelly</dc:creator><dc:date>2009-01-24T10:50:50</dc:date><text:p text:style-name="P82"><text:span text:style-name="T24">image</text:span></text:p><text:p text:style-name="P82"><text:span text:style-name="T24">Images/Help/sailingShip.wmf</text:span></text:p><text:p text:style-name="P82"><text:span text:style-name="T24">Old sailing ship</text:span></text:p><text:p text:style-name="P82"><text:span text:style-name="T24"/></text:p></office:annotation></text:p>
      <text:p text:style-name="hlp_5f_paragraph"/>
      <text:p text:style-name="hlp_5f_paragraph"><text:line-break/><text:line-break/>Finally an image<office:annotation><dc:creator>Bernard Marcelly</dc:creator><dc:date>2009-01-24T20:53:22</dc:date><text:p text:style-name="P82"><text:span text:style-name="T24">imageOOo</text:span></text:p><text:p text:style-name="P82"><text:span text:style-name="T24">sd/res/get1obj.png</text:span></text:p></office:annotation> from OpenOffice.org resources</text:p>
      <text:p text:style-name="hlp_5f_page">Page10 : Creating the Help tree</text:p>
      <text:list xml:id="list45845258000293" text:continue-list="list45844537884501"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text:soft-page-break/>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Kinovar</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45845931091360" text:continue-list="list45845258000293"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It is active in Writer and Calc.</text:p>
      <text:list xml:id="list45844819248869" text:continue-list="list5594388069802669629"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45844494619055" text:continue-list="list45844312440342"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45845101837409"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45844241240070"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Contextual help in a dialog</text:span>.</text:p>
      <text:p text:style-name="hlp_5f_paragraph">Example of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help page with an image</text:span>.</text:p>
      <text:p text:style-name="hlp_5f_page"><text:soft-page-break/>Page2 : Help in a dialog</text:p>
      <text:list xml:id="list45844405249607" text:continue-list="list45845931091360"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3">image</text:span></text:p><text:p text:style-name="P82"><text:span text:style-name="T23">Images/heart_16.png</text:span></text:p><text:p text:style-name="P82"><text:span text:style-name="T23">heart icon</text:span></text:p><text:p text:style-name="P82"><text:span text:style-name="T23"/></text:p></office:annotation> <text:span text:style-name="hlp_5f_emph">button</text:span></text:p>
      <text:p text:style-name="hlp_5f_section"/>
      <text:p text:style-name="hlp_5f_paragraph">This dialog shows different ways of calling a help page:</text:p>
      <text:list xml:id="list45845438582480" text:continue-list="list3741610018804152557"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45844731595526" text:continue-list="list45844405249607"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Screenshot</text:span></text:p></office:annotation></text:p>
      <text:p text:style-name="hlp_5f_paragraph"/>
      <text:p text:style-name="hlp_5f_page">Page4 : Specific help page</text:p>
      <text:list xml:id="list45845048799749"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45844853881441"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Elle est active dans Writer et Calc.</text:p>
      <text:list xml:id="list45845325932574" text:continue-list="list45844819248869"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45845722673989" text:continue-list="list45844241240070"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45844966589318"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45845692119299"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Aide contextuelle dans un dialogue</text:span>.</text:p>
      <text:p text:style-name="hlp_5f_paragraph">Exemple d'une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page d'aide comportant une image</text:span>.</text:p>
      <text:p text:style-name="hlp_5f_page"><text:soft-page-break/>Page2 : Aide dans un dialogue</text:p>
      <text:list xml:id="list45844179646331" text:continue-list="list45844853881441"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3">image</text:span></text:p><text:p text:style-name="P82"><text:span text:style-name="T23">Images/heart_16.png</text:span></text:p><text:p text:style-name="P82"><text:span text:style-name="T23">icône cœur</text:span></text:p><text:p text:style-name="P82"><text:span text:style-name="T23"/></text:p></office:annotation></text:p>
      <text:p text:style-name="hlp_5f_section"/>
      <text:p text:style-name="hlp_5f_paragraph">Ce dialogue présente différentes méthodes pour appeler une page d'aide:</text:p>
      <text:list xml:id="list45844517982112" text:continue-list="list45845438582480"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45844963840825" text:continue-list="list45844179646331"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Cliché écran</text:span></text:p></office:annotation></text:p>
      <text:p text:style-name="hlp_5f_paragraph"/>
      <text:p text:style-name="hlp_5f_page">Page4 : Page d'aide spécifique</text:p>
      <text:list xml:id="list45844195919906"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Kinovar</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2</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b7f1e640c46ceb28adf43ee075a6e8b8439ed10</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60" meta:word-count="40097" meta:character-count="264328" meta:non-whitespace-character-count="22307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Kinovar", "0.0.4")
	setExtensionDescription("en, ru")
	'setIcon("Images/Kinovar.png")
	
	setDisplayName("en", "Kinovar")
	setDisplayName("ru", "Киноварь")
	
	setPublisherName("en", "OOnik", "https://github.com/EliseyP/Kinovar/")
	setPublisherName("ru", "OOnik", "https://github.com/EliseyP/Kinovar/")
		
  	beginUpdateInformation("direct", "direct")
    	setUpdateSource("https://github.com/EliseyP/Kinovar/raw/master/", "https://github.com/EliseyP/Kinovar/raw/master/") ' one or more
  	endUpdateInformation
endDescription  


beginAnnexes 
  useLibrary("Basic", "Kinovar/")
  'useLibrary("Python", "py/")
endAnnexes


beginAddonUI
'##################################################
  beginAddonMenu
    beginMenu
      beginTitles("Writer")
      	setTitle("Kinovar", "en")
      	setTitle("Киноварь", "ru")
      endTitles
    beginMenuItems    
	    beginCommand
	      beginTitles("Writer")
	        setTitle("Set Kinovar for first letter in paragraph", "en")
	        setTitle("Киноварь для первой буквы абзаца", "ru")
	      endTitles
	      setURL("Basic", "Kinovar", "main", "SetKinovar")
	      setImage("Images/Kinovar")
	    endCommand
	   '--------------------------------
	    beginCommand
	      beginTitles("Writer")
	        setTitle("Set Kinovar for selected text", "en")
	        setTitle("Киноварь для выделенного текста", "ru")
	      endTitles
	      setURL("Basic", "Kinovar", "main", "setKinToSelected")
	      setImage("Images/KinovSel")
	    endCommand
	   '--------------------------------
      endMenuItems
    endMenu  
  endAddonMenu
'##################################################

'##################################################
  beginOfficeToolbar  
    beginTbTitles("Writer") 
      	setTitle("Kinovar bar", "en")
      	setTitle("Киноварь", "ru")
    endTbTitles
    ' here begins the list of buttons
    '--------------------------------
    beginButton
      beginTitles("Writer")
        setTitle("Set Kinovar for selected text", "en")
        setTitle("Киноварь для выделенного текста", "ru")
      endTitles
      setURL("Basic", "Kinovar", "main", "setKinToSelected") 
    endButton
	'--------------------------------
    beginButton
      beginTitles("Writer")
        setTitle("Set Kinovar for first letter in paragraph", "en")
        setTitle("Киноварь для первой буквы абзаца", "ru")
      endTitles
      setURL("Basic", "Kinovar", "main", "SetKinovar") 
    endButton
	'--------------------------------
  endOfficeToolbar
'##################################################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